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draw:shadow="hidden" loext:decorative="false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stroke="none" draw:fill="none" draw:textarea-vertical-align="middle" fo:min-height="1.308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037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445cm" fo:min-width="2.54cm" fo:padding-top="0.071cm" fo:padding-bottom="0.071cm" fo:padding-left="0.071cm" fo:padding-right="0.071cm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solid" svg:stroke-width="0.035cm" svg:stroke-color="#000000" draw:marker-end="Arrowheads_20_1" draw:marker-end-width="0.344cm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draw:fill="none" draw:textarea-vertical-align="middle" fo:min-height="0.519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39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127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draw:fill="none" draw:textarea-vertical-align="middle" fo:min-height="1.555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35cm" svg:stroke-color="#000000" draw:marker-start-width="0.252cm" draw:marker-end="Arrowheads_20_1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width="0.035cm" svg:stroke-color="#000000" draw:marker-start-width="0.252cm" draw:marker-end="Arrowheads_20_2" draw:marker-end-width="0.252cm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width="0.035cm" svg:stroke-color="#000000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ffffff"/>
      <style:text-properties fo:font-size="11pt"/>
    </style:style>
    <style:style style:name="P2" style:family="paragraph">
      <loext:graphic-properties draw:fill="none"/>
      <style:text-properties fo:font-size="11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1pt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1pt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Times New Roman" fo:font-size="11pt" style:font-name-asian="Times New Roman" style:font-size-asian="11pt" style:font-name-complex="Times New Roman" style:font-size-complex="11pt"/>
    </style:style>
    <style:style style:name="T2" style:family="text">
      <style:text-properties fo:color="#000000" loext:opacity="100%" style:font-name="Times New Roman" fo:font-size="11pt" style:font-name-asian="Times New Roman" style:font-size-asian="12pt" style:font-name-complex="Times New Roman" style:font-size-complex="1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 draw:style-name="gr2">
            <draw:path draw:style-name="gr3" draw:text-style-name="P1" draw:layer="layout" svg:width="3.625cm" svg:height="1.45cm" svg:x="9.624cm" svg:y="1.905cm" svg:viewBox="0 0 3626 1451" svg:d="M725 1451h2176c127 0 252-34 362-97 111-64 202-155 266-266 63-110 97-235 97-363 0-127-34-252-97-362-64-111-155-202-266-266-110-63-235-97-362-97h-2176c-127 0-252 34-362 97-111 64-202 155-266 266-63 110-97 235-97 363 0 127 34 252 97 362 64 111 155 202 266 266 110 63 235 97 362 97z">
              <text:p/>
            </draw:path>
            <draw:path draw:style-name="gr4" draw:text-style-name="P2" draw:layer="layout" svg:width="3.625cm" svg:height="1.45cm" svg:x="9.624cm" svg:y="1.905cm" svg:viewBox="0 0 3626 1451" svg:d="M725 1451h2176c127 0 252-34 362-97 111-64 202-155 266-266 63-110 97-235 97-363 0-127-34-252-97-362-64-111-155-202-266-266-110-63-235-97-362-97h-2176c-127 0-252 34-362 97-111 64-202 155-266 266-63 110-97 235-97 363 0 127 34 252 97 362 64 111 155 202 266 266 110 63 235 97 362 97z">
              <text:p/>
            </draw:path>
          </draw:g>
          <draw:frame draw:style-name="gr5" draw:text-style-name="P4" draw:layer="layout" svg:width="3.625cm" svg:height="1.45cm" svg:x="9.624cm" svg:y="1.905cm">
            <draw:text-box>
              <text:p text:style-name="P3"><text:span text:style-name="T1">Начало</text:span></text:p>
            </draw:text-box>
          </draw:frame>
        </draw:g>
        <draw:g draw:style-name="gr1">
          <draw:g draw:style-name="gr2">
            <draw:polygon draw:style-name="gr3" draw:text-style-name="P1" draw:layer="layout" svg:width="4.35cm" svg:height="1.45cm" svg:x="9.262cm" svg:y="4.18cm" svg:viewBox="0 0 4351 1451" draw:points="0,1451 3626,1451 4351,0 725,0">
              <text:p/>
            </draw:polygon>
            <draw:polygon draw:style-name="gr4" draw:text-style-name="P2" draw:layer="layout" svg:width="4.35cm" svg:height="1.45cm" svg:x="9.262cm" svg:y="4.18cm" svg:viewBox="0 0 4351 1451" draw:points="0,1451 3626,1451 4351,0 725,0">
              <text:p/>
            </draw:polygon>
          </draw:g>
          <draw:frame draw:style-name="gr5" draw:text-style-name="P4" draw:layer="layout" svg:width="2.417cm" svg:height="1.45cm" svg:x="10.229cm" svg:y="4.18cm">
            <draw:text-box>
              <text:p text:style-name="P3"><text:span text:style-name="T1">Ввод чисел</text:span></text:p>
            </draw:text-box>
          </draw:frame>
        </draw:g>
        <draw:g draw:style-name="gr1">
          <draw:g draw:style-name="gr2">
            <draw:polygon draw:style-name="gr3" draw:text-style-name="P1" draw:layer="layout" svg:width="3.625cm" svg:height="1.45cm" svg:x="9.624cm" svg:y="8.73cm" svg:viewBox="0 0 3626 1451" draw:points="0,1451 3626,1451 3626,0 0,0">
              <text:p/>
            </draw:polygon>
            <draw:polygon draw:style-name="gr4" draw:text-style-name="P2" draw:layer="layout" svg:width="3.625cm" svg:height="1.45cm" svg:x="9.624cm" svg:y="8.73cm" svg:viewBox="0 0 3626 1451" draw:points="0,1451 3626,1451 3626,0 0,0">
              <text:p/>
            </draw:polygon>
          </draw:g>
          <draw:frame draw:style-name="gr5" draw:text-style-name="P4" draw:layer="layout" svg:width="3.625cm" svg:height="1.45cm" svg:x="9.624cm" svg:y="8.73cm">
            <draw:text-box>
              <text:p text:style-name="P3"><text:span text:style-name="T1">Замена 1 на X</text:span></text:p>
              <text:p text:style-name="P3"><text:span text:style-name="T1">Сдвиг вправо</text:span></text:p>
            </draw:text-box>
          </draw:frame>
        </draw:g>
        <draw:g draw:style-name="gr1" xml:id="id24" draw:id="id24">
          <draw:g draw:style-name="gr2">
            <draw:polygon draw:style-name="gr3" draw:text-style-name="P1" draw:layer="layout" svg:width="3.625cm" svg:height="1.45cm" svg:x="9.624cm" svg:y="6.455cm" svg:viewBox="0 0 3626 1451" draw:points="0,726 1812,0 3626,726 1812,1451">
              <text:p/>
            </draw:polygon>
            <draw:polygon draw:style-name="gr4" draw:text-style-name="P2" draw:layer="layout" svg:width="3.625cm" svg:height="1.45cm" svg:x="9.624cm" svg:y="6.455cm" svg:viewBox="0 0 3626 1451" draw:points="0,726 1812,0 3626,726 1812,1451">
              <text:p/>
            </draw:polygon>
          </draw:g>
          <draw:frame draw:style-name="gr6" draw:text-style-name="P4" draw:layer="layout" svg:width="3.021cm" svg:height="1.179cm" svg:x="9.927cm" svg:y="6.59cm">
            <draw:text-box>
              <text:p text:style-name="P3"><text:span text:style-name="T1"><text:s text:c="2"/>Текущий символ </text:span><text:span text:style-name="T1"><text:s/>– 1?</text:span></text:p>
            </draw:text-box>
          </draw:frame>
        </draw:g>
        <draw:g draw:style-name="gr1">
          <draw:g draw:style-name="gr2">
            <draw:polygon draw:style-name="gr3" draw:text-style-name="P1" draw:layer="layout" svg:width="3.625cm" svg:height="1.45cm" svg:x="9.624cm" svg:y="11.005cm" svg:viewBox="0 0 3626 1451" draw:points="0,726 1812,0 3626,726 1812,1451">
              <text:p/>
            </draw:polygon>
            <draw:polygon draw:style-name="gr4" draw:text-style-name="P2" draw:layer="layout" svg:width="3.625cm" svg:height="1.45cm" svg:x="9.624cm" svg:y="11.005cm" svg:viewBox="0 0 3626 1451" draw:points="0,726 1812,0 3626,726 1812,1451">
              <text:p/>
            </draw:polygon>
          </draw:g>
          <draw:frame draw:style-name="gr6" draw:text-style-name="P5" draw:layer="layout" svg:width="3.021cm" svg:height="1.179cm" svg:x="9.927cm" svg:y="11.14cm">
            <draw:text-box>
              <text:p text:style-name="P3"><text:span text:style-name="T1"><text:s text:c="2"/>Текущий символ – </text:span><text:span text:style-name="T1">λ?</text:span></text:p>
            </draw:text-box>
          </draw:frame>
        </draw:g>
        <draw:g draw:style-name="gr1">
          <draw:g draw:style-name="gr2">
            <draw:polygon draw:style-name="gr3" draw:text-style-name="P1" draw:layer="layout" svg:width="3.625cm" svg:height="1.45cm" svg:x="9.624cm" svg:y="13.28cm" svg:viewBox="0 0 3626 1451" draw:points="0,1451 3626,1451 3626,0 0,0">
              <text:p/>
            </draw:polygon>
            <draw:polygon draw:style-name="gr4" draw:text-style-name="P2" draw:layer="layout" svg:width="3.625cm" svg:height="1.45cm" svg:x="9.624cm" svg:y="13.28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9.624cm" svg:y="13.28cm">
            <draw:text-box>
              <text:p text:style-name="P3"><text:span text:style-name="T1">С</text:span><text:span text:style-name="T1">д</text:span><text:span text:style-name="T1">в</text:span><text:span text:style-name="T1">и</text:span><text:span text:style-name="T1">г</text:span><text:span text:style-name="T1"> </text:span><text:span text:style-name="T1">в</text:span><text:span text:style-name="T1">п</text:span><text:span text:style-name="T1">р</text:span><text:span text:style-name="T1">а</text:span><text:span text:style-name="T1">в</text:span><text:span text:style-name="T1">о</text:span></text:p>
            </draw:text-box>
          </draw:frame>
        </draw:g>
        <draw:g draw:style-name="gr1" xml:id="id21" draw:id="id21">
          <draw:g draw:style-name="gr2">
            <draw:polygon draw:style-name="gr3" draw:text-style-name="P1" draw:layer="layout" svg:width="2.889cm" svg:height="1.45cm" svg:x="13.652cm" svg:y="13.335cm" svg:viewBox="0 0 2890 1451" draw:points="0,1451 2890,1451 2890,0 0,0">
              <text:p/>
            </draw:polygon>
            <draw:polygon draw:style-name="gr4" draw:text-style-name="P2" draw:layer="layout" svg:width="2.889cm" svg:height="1.45cm" svg:x="13.652cm" svg:y="13.335cm" svg:viewBox="0 0 2890 1451" draw:points="0,1451 2890,1451 2890,0 0,0">
              <text:p/>
            </draw:polygon>
          </draw:g>
          <draw:frame draw:style-name="gr5" draw:text-style-name="P5" draw:layer="layout" svg:width="2.889cm" svg:height="1.45cm" svg:x="13.652cm" svg:y="13.335cm">
            <draw:text-box>
              <text:p text:style-name="P3"><text:span text:style-name="T1">С</text:span><text:span text:style-name="T1">д</text:span><text:span text:style-name="T1">в</text:span><text:span text:style-name="T1">и</text:span><text:span text:style-name="T1">г </text:span><text:span text:style-name="T1">в</text:span><text:span text:style-name="T1">л</text:span><text:span text:style-name="T1">е</text:span><text:span text:style-name="T1">в</text:span><text:span text:style-name="T1">о</text:span></text:p>
            </draw:text-box>
          </draw:frame>
        </draw:g>
        <draw:g draw:style-name="gr1" xml:id="id22" draw:id="id22">
          <draw:g draw:style-name="gr2">
            <draw:polygon draw:style-name="gr3" draw:text-style-name="P1" draw:layer="layout" svg:width="3.625cm" svg:height="1.587cm" svg:x="9.709cm" svg:y="16.192cm" svg:viewBox="0 0 3626 1588" draw:points="0,1588 3626,1588 3626,0 0,0">
              <text:p/>
            </draw:polygon>
            <draw:polygon draw:style-name="gr4" draw:text-style-name="P2" draw:layer="layout" svg:width="3.625cm" svg:height="1.587cm" svg:x="9.709cm" svg:y="16.192cm" svg:viewBox="0 0 3626 1588" draw:points="0,1588 3626,1588 3626,0 0,0">
              <text:p/>
            </draw:polygon>
          </draw:g>
          <draw:frame draw:style-name="gr7" draw:text-style-name="P5" draw:layer="layout" svg:width="3.625cm" svg:height="1.587cm" svg:x="9.709cm" svg:y="16.192cm">
            <draw:text-box>
              <text:p text:style-name="P3"><text:span text:style-name="T1">Замена 1 на Y</text:span></text:p>
              <text:p text:style-name="P3"><text:span text:style-name="T1">Сдвиг влево</text:span></text:p>
            </draw:text-box>
          </draw:frame>
        </draw:g>
        <draw:line draw:style-name="gr8" draw:text-style-name="P2" draw:layer="layout" svg:x1="11.437cm" svg:y1="3.355cm" svg:x2="11.437cm" svg:y2="4.179cm">
          <text:p/>
        </draw:line>
        <draw:line draw:style-name="gr8" draw:text-style-name="P2" xml:id="id11" draw:id="id11" draw:layer="layout" svg:x1="11.437cm" svg:y1="5.63cm" svg:x2="11.437cm" svg:y2="6.454cm">
          <text:p/>
        </draw:line>
        <draw:line draw:style-name="gr8" draw:text-style-name="P2" draw:layer="layout" svg:x1="11.437cm" svg:y1="7.905cm" svg:x2="11.437cm" svg:y2="8.729cm">
          <text:p/>
        </draw:line>
        <draw:line draw:style-name="gr8" draw:text-style-name="P2" draw:layer="layout" svg:x1="11.437cm" svg:y1="10.18cm" svg:x2="11.437cm" svg:y2="11.004cm">
          <text:p/>
        </draw:line>
        <draw:line draw:style-name="gr8" draw:text-style-name="P2" draw:layer="layout" svg:x1="11.437cm" svg:y1="12.455cm" svg:x2="11.437cm" svg:y2="13.279cm">
          <text:p/>
        </draw:line>
        <draw:polyline draw:style-name="gr9" draw:text-style-name="P2" draw:layer="layout" svg:width="0.75cm" svg:height="2.275cm" svg:x="8.874cm" svg:y="11.73cm" svg:viewBox="0 0 751 2276" draw:points="751,2276 0,2276 0,0 751,0">
          <text:p/>
        </draw:polyline>
        <draw:polyline draw:style-name="gr8" draw:text-style-name="P2" draw:layer="layout" svg:width="1.989cm" svg:height="1.604cm" svg:x="13.25cm" svg:y="11.73cm" svg:viewBox="0 0 1990 1605" draw:points="0,0 1990,17 1990,1605">
          <text:p/>
        </draw:polyline>
        <draw:frame draw:style-name="gr10" draw:text-style-name="P4" draw:layer="layout" svg:width="3.528cm" svg:height="0.661cm" svg:x="9.037cm" svg:y="7.963cm">
          <draw:text-box>
            <text:p text:style-name="P3"><text:span text:style-name="T2">Да</text:span></text:p>
          </draw:text-box>
        </draw:frame>
        <draw:frame draw:style-name="gr10" draw:text-style-name="P4" draw:layer="layout" svg:width="1.335cm" svg:height="0.661cm" svg:x="13.437cm" svg:y="10.986cm">
          <draw:text-box>
            <text:p text:style-name="P3"><text:span text:style-name="T2">Да</text:span></text:p>
          </draw:text-box>
        </draw:frame>
        <draw:frame draw:style-name="gr10" draw:text-style-name="P4" draw:layer="layout" svg:width="2.057cm" svg:height="0.661cm" svg:x="9.837cm" svg:y="12.563cm">
          <draw:text-box>
            <text:p text:style-name="P3"><text:span text:style-name="T2">Нет</text:span></text:p>
          </draw:text-box>
        </draw:frame>
        <draw:g draw:style-name="gr1" xml:id="id1" draw:id="id1">
          <draw:g draw:style-name="gr2">
            <draw:polygon draw:style-name="gr3" draw:text-style-name="P1" draw:layer="layout" svg:width="4.444cm" svg:height="2.007cm" svg:x="9.207cm" svg:y="19.634cm" svg:viewBox="0 0 4445 2008" draw:points="0,1005 2221,0 4445,1005 2221,2008">
              <text:p/>
            </draw:polygon>
            <draw:polygon draw:style-name="gr4" draw:text-style-name="P2" draw:layer="layout" svg:width="4.444cm" svg:height="2.007cm" svg:x="9.207cm" svg:y="19.634cm" svg:viewBox="0 0 4445 2008" draw:points="0,1005 2221,0 4445,1005 2221,2008">
              <text:p/>
            </draw:polygon>
          </draw:g>
          <draw:frame draw:style-name="gr11" draw:text-style-name="P5" draw:layer="layout" svg:width="3.706cm" svg:height="2.54cm" svg:x="9.577cm" svg:y="19.367cm">
            <draw:text-box>
              <text:p text:style-name="P3"><text:span text:style-name="T1">2-е число полностью заменено на Y?</text:span></text:p>
            </draw:text-box>
          </draw:frame>
        </draw:g>
        <draw:g draw:style-name="gr1" xml:id="id3" draw:id="id3">
          <draw:g draw:style-name="gr2">
            <draw:polygon draw:style-name="gr3" draw:text-style-name="P1" draw:layer="layout" svg:width="3.625cm" svg:height="1.45cm" svg:x="4.445cm" svg:y="17.78cm" svg:viewBox="0 0 3626 1451" draw:points="0,726 1812,0 3626,726 1812,1451">
              <text:p/>
            </draw:polygon>
            <draw:polygon draw:style-name="gr4" draw:text-style-name="P2" draw:layer="layout" svg:width="3.625cm" svg:height="1.45cm" svg:x="4.445cm" svg:y="17.78cm" svg:viewBox="0 0 3626 1451" draw:points="0,726 1812,0 3626,726 1812,1451">
              <text:p/>
            </draw:polygon>
          </draw:g>
          <draw:frame draw:style-name="gr6" draw:text-style-name="P5" draw:layer="layout" svg:width="3.021cm" svg:height="1.179cm" svg:x="4.748cm" svg:y="17.915cm">
            <draw:text-box>
              <text:p text:style-name="P3"><text:span text:style-name="T1"><text:s text:c="2"/>Текущий символ – λ?</text:span></text:p>
            </draw:text-box>
          </draw:frame>
        </draw:g>
        <draw:frame draw:style-name="gr10" draw:text-style-name="P4" draw:layer="layout" svg:width="1.335cm" svg:height="0.661cm" svg:x="8.19cm" svg:y="20.002cm">
          <draw:text-box>
            <text:p text:style-name="P3"><text:span text:style-name="T2">Да</text:span></text:p>
          </draw:text-box>
        </draw:frame>
        <draw:g draw:style-name="gr1" xml:id="id2" draw:id="id2">
          <draw:g draw:style-name="gr2">
            <draw:polygon draw:style-name="gr3" draw:text-style-name="P1" draw:layer="layout" svg:width="3.625cm" svg:height="1.269cm" svg:x="4.445cm" svg:y="20.002cm" svg:viewBox="0 0 3626 1270" draw:points="0,1270 3626,1270 3626,0 0,0">
              <text:p/>
            </draw:polygon>
            <draw:polygon draw:style-name="gr4" draw:text-style-name="P2" draw:layer="layout" svg:width="3.625cm" svg:height="1.269cm" svg:x="4.445cm" svg:y="20.002cm" svg:viewBox="0 0 3626 1270" draw:points="0,1270 3626,1270 3626,0 0,0">
              <text:p/>
            </draw:polygon>
          </draw:g>
          <draw:frame draw:style-name="gr12" draw:text-style-name="P5" draw:layer="layout" svg:width="3.625cm" svg:height="1.269cm" svg:x="4.445cm" svg:y="20.002cm">
            <draw:text-box>
              <text:p text:style-name="P3"><text:span text:style-name="T1">Сдвиг влево</text:span></text:p>
            </draw:text-box>
          </draw:frame>
        </draw:g>
        <draw:connector draw:style-name="gr13" draw:text-style-name="P6" draw:layer="layout" draw:type="line" svg:x1="9.207cm" svg:y1="20.637cm" svg:x2="8.071cm" svg:y2="20.637cm" draw:start-shape="id1" draw:start-glue-point="3" draw:end-shape="id2" svg:d="M9207 20637h-1136" svg:viewBox="0 0 1137 1">
          <text:p/>
        </draw:connector>
        <draw:connector draw:style-name="gr13" draw:text-style-name="P6" draw:layer="layout" draw:type="line" svg:x1="6.258cm" svg:y1="20.002cm" svg:x2="6.258cm" svg:y2="19.231cm" draw:start-shape="id2" draw:end-shape="id3" draw:end-glue-point="2" svg:d="M6258 20002v-771" svg:viewBox="0 0 1 772">
          <text:p/>
        </draw:connector>
        <draw:connector draw:style-name="gr14" draw:text-style-name="P6" draw:layer="layout" svg:x1="4.445cm" svg:y1="18.505cm" svg:x2="4.445cm" svg:y2="20.637cm" draw:start-shape="id3" draw:start-glue-point="3" draw:end-shape="id2" draw:end-glue-point="3" svg:d="M4445 18505h-513v2132h513" svg:viewBox="0 0 514 2133">
          <text:p/>
        </draw:connector>
        <draw:g draw:style-name="gr1" xml:id="id4" draw:id="id4">
          <draw:g draw:style-name="gr2">
            <draw:polygon draw:style-name="gr3" draw:text-style-name="P1" draw:layer="layout" svg:width="3.625cm" svg:height="1.45cm" svg:x="4.445cm" svg:y="15.694cm" svg:viewBox="0 0 3626 1451" draw:points="0,1451 3626,1451 3626,0 0,0">
              <text:p/>
            </draw:polygon>
            <draw:polygon draw:style-name="gr4" draw:text-style-name="P2" draw:layer="layout" svg:width="3.625cm" svg:height="1.45cm" svg:x="4.445cm" svg:y="15.694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4.445cm" svg:y="15.694cm">
            <draw:text-box>
              <text:p text:style-name="P3"><text:span text:style-name="T1">Сдвиг </text:span><text:span text:style-name="T1">вправо</text:span></text:p>
            </draw:text-box>
          </draw:frame>
        </draw:g>
        <draw:g draw:style-name="gr1" xml:id="id5" draw:id="id5">
          <draw:g draw:style-name="gr2">
            <draw:polygon draw:style-name="gr3" draw:text-style-name="P1" draw:layer="layout" svg:width="3.625cm" svg:height="1.45cm" svg:x="4.445cm" svg:y="13.471cm" svg:viewBox="0 0 3626 1451" draw:points="0,726 1812,0 3626,726 1812,1451">
              <text:p/>
            </draw:polygon>
            <draw:polygon draw:style-name="gr4" draw:text-style-name="P2" draw:layer="layout" svg:width="3.625cm" svg:height="1.45cm" svg:x="4.445cm" svg:y="13.471cm" svg:viewBox="0 0 3626 1451" draw:points="0,726 1812,0 3626,726 1812,1451">
              <text:p/>
            </draw:polygon>
          </draw:g>
          <draw:frame draw:style-name="gr6" draw:text-style-name="P5" draw:layer="layout" svg:width="3.021cm" svg:height="1.179cm" svg:x="4.748cm" svg:y="13.606cm">
            <draw:text-box>
              <text:p text:style-name="P3"><text:span text:style-name="T1"><text:s text:c="2"/>Текущий символ – X?</text:span></text:p>
            </draw:text-box>
          </draw:frame>
        </draw:g>
        <draw:g draw:style-name="gr1" xml:id="id7" draw:id="id7">
          <draw:g draw:style-name="gr2">
            <draw:polygon draw:style-name="gr3" draw:text-style-name="P1" draw:layer="layout" svg:width="3.625cm" svg:height="1.45cm" svg:x="0.184cm" svg:y="13.471cm" svg:viewBox="0 0 3626 1451" draw:points="0,1451 3626,1451 3626,0 0,0">
              <text:p/>
            </draw:polygon>
            <draw:polygon draw:style-name="gr4" draw:text-style-name="P2" draw:layer="layout" svg:width="3.625cm" svg:height="1.45cm" svg:x="0.184cm" svg:y="13.471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0.184cm" svg:y="13.471cm">
            <draw:text-box>
              <text:p text:style-name="P3"><text:span text:style-name="T3">За</text:span><text:span text:style-name="T3">ме</text:span><text:span text:style-name="T3">на </text:span><text:span text:style-name="T3">X </text:span><text:span text:style-name="T3">на </text:span><text:span text:style-name="T1">λ</text:span></text:p>
              <text:p text:style-name="P3"><text:span text:style-name="T1">Сд</text:span><text:span text:style-name="T1">ви</text:span><text:span text:style-name="T1">г </text:span><text:span text:style-name="T1">Вп</text:span><text:span text:style-name="T1">ра</text:span><text:span text:style-name="T1">во</text:span></text:p>
            </draw:text-box>
          </draw:frame>
        </draw:g>
        <draw:g draw:style-name="gr1" xml:id="id6" draw:id="id6">
          <draw:g draw:style-name="gr2">
            <draw:polygon draw:style-name="gr3" draw:text-style-name="P1" draw:layer="layout" svg:width="3.625cm" svg:height="1.45cm" svg:x="4.445cm" svg:y="10.931cm" svg:viewBox="0 0 3626 1451" draw:points="0,726 1812,0 3626,726 1812,1451">
              <text:p/>
            </draw:polygon>
            <draw:polygon draw:style-name="gr4" draw:text-style-name="P2" draw:layer="layout" svg:width="3.625cm" svg:height="1.45cm" svg:x="4.445cm" svg:y="10.931cm" svg:viewBox="0 0 3626 1451" draw:points="0,726 1812,0 3626,726 1812,1451">
              <text:p/>
            </draw:polygon>
          </draw:g>
          <draw:frame draw:style-name="gr6" draw:text-style-name="P5" draw:layer="layout" svg:width="3.021cm" svg:height="1.179cm" svg:x="4.748cm" svg:y="11.066cm">
            <draw:text-box>
              <text:p text:style-name="P3"><text:span text:style-name="T1"><text:s text:c="2"/></text:span><text:span text:style-name="T1">Т</text:span><text:span text:style-name="T1">е</text:span><text:span text:style-name="T1">к</text:span><text:span text:style-name="T1">у</text:span><text:span text:style-name="T1">щ</text:span><text:span text:style-name="T1">и</text:span><text:span text:style-name="T1">й </text:span><text:span text:style-name="T1">с</text:span><text:span text:style-name="T1">и</text:span><text:span text:style-name="T1">м</text:span><text:span text:style-name="T1">в</text:span><text:span text:style-name="T1">о</text:span><text:span text:style-name="T1">л </text:span><text:span text:style-name="T1">– </text:span><text:span text:style-name="T1">Y</text:span><text:span text:style-name="T1">?</text:span></text:p>
            </draw:text-box>
          </draw:frame>
        </draw:g>
        <draw:g draw:style-name="gr1" xml:id="id8" draw:id="id8">
          <draw:g draw:style-name="gr2">
            <draw:polygon draw:style-name="gr3" draw:text-style-name="P1" draw:layer="layout" svg:width="3.625cm" svg:height="1.45cm" svg:x="0.184cm" svg:y="10.931cm" svg:viewBox="0 0 3626 1451" draw:points="0,1451 3626,1451 3626,0 0,0">
              <text:p/>
            </draw:polygon>
            <draw:polygon draw:style-name="gr4" draw:text-style-name="P2" draw:layer="layout" svg:width="3.625cm" svg:height="1.45cm" svg:x="0.184cm" svg:y="10.931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0.184cm" svg:y="10.931cm">
            <draw:text-box>
              <text:p text:style-name="P3"><text:span text:style-name="T3">Замена Y на 1</text:span></text:p>
              <text:p text:style-name="P3"><text:span text:style-name="T1">Сдвиг Вправо</text:span></text:p>
            </draw:text-box>
          </draw:frame>
        </draw:g>
        <draw:g draw:style-name="gr1" xml:id="id23" draw:id="id23">
          <draw:g draw:style-name="gr2">
            <draw:polygon draw:style-name="gr3" draw:text-style-name="P1" draw:layer="layout" svg:width="3.625cm" svg:height="1.45cm" svg:x="4.445cm" svg:y="8.06cm" svg:viewBox="0 0 3626 1451" draw:points="0,1451 3626,1451 3626,0 0,0">
              <text:p/>
            </draw:polygon>
            <draw:polygon draw:style-name="gr4" draw:text-style-name="P2" draw:layer="layout" svg:width="3.625cm" svg:height="1.45cm" svg:x="4.445cm" svg:y="8.06cm" svg:viewBox="0 0 3626 1451" draw:points="0,1451 3626,1451 3626,0 0,0">
              <text:p/>
            </draw:polygon>
          </draw:g>
          <draw:frame draw:style-name="gr15" draw:text-style-name="P8" draw:layer="layout" svg:width="3.625cm" svg:height="1.697cm" svg:x="4.445cm" svg:y="7.937cm">
            <draw:text-box>
              <text:p text:style-name="P7"><text:span text:style-name="T1">Сдвиг </text:span><text:span text:style-name="T1">влево </text:span><text:span text:style-name="T1">до </text:span><text:span text:style-name="T1">началь</text:span><text:span text:style-name="T1">ного </text:span><text:span text:style-name="T1">состоя</text:span><text:span text:style-name="T1">ния</text:span></text:p>
            </draw:text-box>
          </draw:frame>
        </draw:g>
        <draw:connector draw:style-name="gr13" draw:text-style-name="P6" draw:layer="layout" draw:type="line" svg:x1="6.258cm" svg:y1="17.78cm" svg:x2="6.258cm" svg:y2="17.145cm" draw:start-shape="id3" draw:start-glue-point="0" draw:end-shape="id4" draw:end-glue-point="2" svg:d="M6258 17780v-635" svg:viewBox="0 0 1 636">
          <text:p/>
        </draw:connector>
        <draw:connector draw:style-name="gr13" draw:text-style-name="P6" draw:layer="layout" draw:type="line" svg:x1="6.258cm" svg:y1="15.694cm" svg:x2="6.258cm" svg:y2="14.922cm" draw:start-shape="id4" draw:start-glue-point="0" draw:end-shape="id5" draw:end-glue-point="2" svg:d="M6258 15694v-772" svg:viewBox="0 0 1 773">
          <text:p/>
        </draw:connector>
        <draw:connector draw:style-name="gr13" draw:text-style-name="P6" xml:id="id9" draw:id="id9" draw:layer="layout" draw:type="line" svg:x1="6.258cm" svg:y1="13.471cm" svg:x2="6.258cm" svg:y2="12.382cm" draw:start-shape="id5" draw:start-glue-point="0" draw:end-shape="id6" draw:end-glue-point="2" svg:d="M6258 13471v-1089" svg:viewBox="0 0 1 1090">
          <text:p/>
        </draw:connector>
        <draw:connector draw:style-name="gr16" draw:text-style-name="P6" draw:layer="layout" draw:type="line" svg:x1="4.445cm" svg:y1="14.196cm" svg:x2="3.81cm" svg:y2="14.196cm" draw:start-shape="id5" draw:start-glue-point="3" draw:end-shape="id7" draw:end-glue-point="1" svg:d="M4445 14196h-635" svg:viewBox="0 0 636 1">
          <text:p/>
        </draw:connector>
        <draw:connector draw:style-name="gr17" draw:text-style-name="P9" draw:layer="layout" svg:x1="1.997cm" svg:y1="14.922cm" svg:x2="6.235cm" svg:y2="15.435cm" draw:start-shape="id7" draw:start-glue-point="2" svg:d="M1997 14922v513h4238" svg:viewBox="0 0 4239 514">
          <text:p/>
        </draw:connector>
        <draw:connector draw:style-name="gr17" draw:text-style-name="P9" draw:layer="layout" svg:x1="1.997cm" svg:y1="12.382cm" svg:x2="6.258cm" svg:y2="12.926cm" draw:start-shape="id8" draw:start-glue-point="2" draw:end-shape="id9" draw:end-glue-point="0" svg:d="M1997 12382v544h4261" svg:viewBox="0 0 4262 545">
          <text:p/>
        </draw:connector>
        <draw:connector draw:style-name="gr13" draw:text-style-name="P6" draw:layer="layout" draw:type="line" svg:x1="4.445cm" svg:y1="11.656cm" svg:x2="3.81cm" svg:y2="11.656cm" draw:start-shape="id6" draw:start-glue-point="3" draw:end-shape="id8" svg:d="M4445 11656h-635" svg:viewBox="0 0 636 1">
          <text:p/>
        </draw:connector>
        <draw:frame draw:style-name="gr10" draw:text-style-name="P4" draw:layer="layout" svg:width="2.057cm" svg:height="0.661cm" svg:x="10.795cm" svg:y="21.881cm">
          <draw:text-box>
            <text:p text:style-name="P3"><text:span text:style-name="T2">Нет</text:span></text:p>
          </draw:text-box>
        </draw:frame>
        <draw:g draw:style-name="gr1" xml:id="id10" draw:id="id10">
          <draw:g draw:style-name="gr2">
            <draw:polygon draw:style-name="gr3" draw:text-style-name="P1" draw:layer="layout" svg:width="4.443cm" svg:height="2.007cm" svg:x="9.208cm" svg:y="22.809cm" svg:viewBox="0 0 4444 2008" draw:points="0,1005 2221,0 4444,1005 2221,2008">
              <text:p/>
            </draw:polygon>
            <draw:polygon draw:style-name="gr4" draw:text-style-name="P2" draw:layer="layout" svg:width="4.443cm" svg:height="2.007cm" svg:x="9.208cm" svg:y="22.809cm" svg:viewBox="0 0 4444 2008" draw:points="0,1005 2221,0 4444,1005 2221,2008">
              <text:p/>
            </draw:polygon>
          </draw:g>
          <draw:frame draw:style-name="gr11" draw:text-style-name="P5" draw:layer="layout" svg:width="3.705cm" svg:height="2.54cm" svg:x="9.578cm" svg:y="22.542cm">
            <draw:text-box>
              <text:p text:style-name="P3"><text:span text:style-name="T1">1-е </text:span><text:span text:style-name="T1">чи</text:span><text:span text:style-name="T1">сл</text:span><text:span text:style-name="T1">о </text:span><text:span text:style-name="T1">по</text:span><text:span text:style-name="T1">лн</text:span><text:span text:style-name="T1">ос</text:span><text:span text:style-name="T1">ть</text:span><text:span text:style-name="T1">ю </text:span><text:span text:style-name="T1">за</text:span><text:span text:style-name="T1">ме</text:span><text:span text:style-name="T1">не</text:span><text:span text:style-name="T1">но </text:span><text:span text:style-name="T1">на </text:span><text:span text:style-name="T1">X?</text:span></text:p>
            </draw:text-box>
          </draw:frame>
        </draw:g>
        <draw:connector draw:style-name="gr17" draw:text-style-name="P9" draw:layer="layout" draw:line-skew="-0.44cm" svg:x1="9.208cm" svg:y1="23.812cm" svg:x2="11.437cm" svg:y2="6.042cm" draw:start-shape="id10" draw:start-glue-point="3" draw:end-shape="id11" draw:end-glue-point="1" svg:d="M9208 23812h-953v-17770h3182" svg:viewBox="0 0 3183 17771">
          <text:p/>
        </draw:connector>
        <draw:frame draw:style-name="gr10" draw:text-style-name="P4" draw:layer="layout" svg:width="2.057cm" svg:height="0.661cm" svg:x="7.937cm" svg:y="23.151cm">
          <draw:text-box>
            <text:p text:style-name="P3"><text:span text:style-name="T2">Нет</text:span></text:p>
          </draw:text-box>
        </draw:frame>
        <draw:g draw:style-name="gr1" xml:id="id13" draw:id="id13">
          <draw:g draw:style-name="gr2">
            <draw:polygon draw:style-name="gr3" draw:text-style-name="P1" draw:layer="layout" svg:width="3.625cm" svg:height="1.45cm" svg:x="17.646cm" svg:y="18.097cm" svg:viewBox="0 0 3626 1451" draw:points="0,726 1812,0 3626,726 1812,1451">
              <text:p/>
            </draw:polygon>
            <draw:polygon draw:style-name="gr4" draw:text-style-name="P2" draw:layer="layout" svg:width="3.625cm" svg:height="1.45cm" svg:x="17.646cm" svg:y="18.097cm" svg:viewBox="0 0 3626 1451" draw:points="0,726 1812,0 3626,726 1812,1451">
              <text:p/>
            </draw:polygon>
          </draw:g>
          <draw:frame draw:style-name="gr6" draw:text-style-name="P5" draw:layer="layout" svg:width="3.021cm" svg:height="1.179cm" svg:x="17.949cm" svg:y="18.232cm">
            <draw:text-box>
              <text:p text:style-name="P3"><text:span text:style-name="T1"><text:s text:c="2"/>Текущий символ – λ?</text:span></text:p>
            </draw:text-box>
          </draw:frame>
        </draw:g>
        <draw:g draw:style-name="gr1" xml:id="id12" draw:id="id12">
          <draw:g draw:style-name="gr2">
            <draw:polygon draw:style-name="gr3" draw:text-style-name="P1" draw:layer="layout" svg:width="3.625cm" svg:height="1.45cm" svg:x="17.646cm" svg:y="20.456cm" svg:viewBox="0 0 3626 1451" draw:points="0,1451 3626,1451 3626,0 0,0">
              <text:p/>
            </draw:polygon>
            <draw:polygon draw:style-name="gr4" draw:text-style-name="P2" draw:layer="layout" svg:width="3.625cm" svg:height="1.45cm" svg:x="17.646cm" svg:y="20.456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17.646cm" svg:y="20.456cm">
            <draw:text-box>
              <text:p text:style-name="P3"><text:span text:style-name="T1">Сдвиг </text:span><text:span text:style-name="T1">влево</text:span></text:p>
            </draw:text-box>
          </draw:frame>
        </draw:g>
        <draw:connector draw:style-name="gr18" draw:text-style-name="P9" draw:layer="layout" svg:x1="13.652cm" svg:y1="23.812cm" svg:x2="19.459cm" svg:y2="21.907cm" draw:start-shape="id10" draw:start-glue-point="1" draw:end-shape="id12" draw:end-glue-point="2" svg:d="M13652 23812h5807v-1905" svg:viewBox="0 0 5808 1906">
          <text:p/>
        </draw:connector>
        <draw:connector draw:style-name="gr19" draw:text-style-name="P6" draw:layer="layout" draw:type="line" svg:x1="19.459cm" svg:y1="20.456cm" svg:x2="19.459cm" svg:y2="19.548cm" draw:start-shape="id12" draw:start-glue-point="0" draw:end-shape="id13" draw:end-glue-point="2" svg:d="M19459 20456v-908" svg:viewBox="0 0 1 909">
          <text:p/>
        </draw:connector>
        <draw:connector draw:style-name="gr18" draw:text-style-name="P9" draw:layer="layout" svg:x1="17.646cm" svg:y1="18.822cm" svg:x2="17.646cm" svg:y2="21.181cm" draw:start-shape="id13" draw:start-glue-point="3" draw:end-shape="id12" draw:end-glue-point="3" svg:d="M17646 18822h-513v2359h513" svg:viewBox="0 0 514 2360">
          <text:p/>
        </draw:connector>
        <draw:g draw:style-name="gr1" xml:id="id14" draw:id="id14">
          <draw:g draw:style-name="gr2">
            <draw:polygon draw:style-name="gr3" draw:text-style-name="P1" draw:layer="layout" svg:width="3.625cm" svg:height="1.45cm" svg:x="17.646cm" svg:y="15.557cm" svg:viewBox="0 0 3626 1451" draw:points="0,1451 3626,1451 3626,0 0,0">
              <text:p/>
            </draw:polygon>
            <draw:polygon draw:style-name="gr4" draw:text-style-name="P2" draw:layer="layout" svg:width="3.625cm" svg:height="1.45cm" svg:x="17.646cm" svg:y="15.557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17.646cm" svg:y="15.557cm">
            <draw:text-box>
              <text:p text:style-name="P3"><text:span text:style-name="T1">Сдвиг </text:span><text:span text:style-name="T1">вправо</text:span></text:p>
            </draw:text-box>
          </draw:frame>
        </draw:g>
        <draw:g draw:style-name="gr1" xml:id="id15" draw:id="id15">
          <draw:g draw:style-name="gr2">
            <draw:polygon draw:style-name="gr3" draw:text-style-name="P1" draw:layer="layout" svg:width="3.625cm" svg:height="1.45cm" svg:x="17.646cm" svg:y="13.154cm" svg:viewBox="0 0 3626 1451" draw:points="0,726 1812,0 3626,726 1812,1451">
              <text:p/>
            </draw:polygon>
            <draw:polygon draw:style-name="gr4" draw:text-style-name="P2" draw:layer="layout" svg:width="3.625cm" svg:height="1.45cm" svg:x="17.646cm" svg:y="13.154cm" svg:viewBox="0 0 3626 1451" draw:points="0,726 1812,0 3626,726 1812,1451">
              <text:p/>
            </draw:polygon>
          </draw:g>
          <draw:frame draw:style-name="gr6" draw:text-style-name="P5" draw:layer="layout" svg:width="3.021cm" svg:height="1.179cm" svg:x="17.949cm" svg:y="13.289cm">
            <draw:text-box>
              <text:p text:style-name="P3"><text:span text:style-name="T1"><text:s text:c="2"/></text:span><text:span text:style-name="T1">Те</text:span><text:span text:style-name="T1">ку</text:span><text:span text:style-name="T1">щи</text:span><text:span text:style-name="T1">й </text:span><text:span text:style-name="T1">си</text:span><text:span text:style-name="T1">мв</text:span><text:span text:style-name="T1">ол </text:span><text:span text:style-name="T1">– </text:span><text:span text:style-name="T1">X?</text:span></text:p>
            </draw:text-box>
          </draw:frame>
        </draw:g>
        <draw:g draw:style-name="gr1" xml:id="id18" draw:id="id18">
          <draw:g draw:style-name="gr2">
            <draw:polygon draw:style-name="gr3" draw:text-style-name="P1" draw:layer="layout" svg:width="3.625cm" svg:height="1.45cm" svg:x="22.542cm" svg:y="13.154cm" svg:viewBox="0 0 3626 1451" draw:points="0,1451 3626,1451 3626,0 0,0">
              <text:p/>
            </draw:polygon>
            <draw:polygon draw:style-name="gr4" draw:text-style-name="P2" draw:layer="layout" svg:width="3.625cm" svg:height="1.45cm" svg:x="22.542cm" svg:y="13.154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22.542cm" svg:y="13.154cm">
            <draw:text-box>
              <text:p text:style-name="P3"><text:span text:style-name="T3">З</text:span><text:span text:style-name="T3">а</text:span><text:span text:style-name="T3">м</text:span><text:span text:style-name="T3">е</text:span><text:span text:style-name="T3">н</text:span><text:span text:style-name="T3">а</text:span><text:span text:style-name="T3"> </text:span><text:span text:style-name="T3">X</text:span><text:span text:style-name="T3"> </text:span><text:span text:style-name="T3">н</text:span><text:span text:style-name="T3">а</text:span><text:span text:style-name="T3"> </text:span><text:span text:style-name="T3">1</text:span></text:p>
              <text:p text:style-name="P3"><text:span text:style-name="T1">С</text:span><text:span text:style-name="T1">д</text:span><text:span text:style-name="T1">в</text:span><text:span text:style-name="T1">и</text:span><text:span text:style-name="T1">г</text:span><text:span text:style-name="T1"> </text:span><text:span text:style-name="T1">В</text:span><text:span text:style-name="T1">п</text:span><text:span text:style-name="T1">р</text:span><text:span text:style-name="T1">а</text:span><text:span text:style-name="T1">в</text:span><text:span text:style-name="T1">о</text:span></text:p>
            </draw:text-box>
          </draw:frame>
        </draw:g>
        <draw:g draw:style-name="gr1" xml:id="id16" draw:id="id16">
          <draw:g draw:style-name="gr2">
            <draw:polygon draw:style-name="gr3" draw:text-style-name="P1" draw:layer="layout" svg:width="3.625cm" svg:height="1.45cm" svg:x="17.646cm" svg:y="10.477cm" svg:viewBox="0 0 3626 1451" draw:points="0,726 1812,0 3626,726 1812,1451">
              <text:p/>
            </draw:polygon>
            <draw:polygon draw:style-name="gr4" draw:text-style-name="P2" draw:layer="layout" svg:width="3.625cm" svg:height="1.45cm" svg:x="17.646cm" svg:y="10.477cm" svg:viewBox="0 0 3626 1451" draw:points="0,726 1812,0 3626,726 1812,1451">
              <text:p/>
            </draw:polygon>
          </draw:g>
          <draw:frame draw:style-name="gr6" draw:text-style-name="P5" draw:layer="layout" svg:width="3.021cm" svg:height="1.179cm" svg:x="17.949cm" svg:y="10.612cm">
            <draw:text-box>
              <text:p text:style-name="P3"><text:span text:style-name="T1"><text:s text:c="2"/>Текущий символ – Y?</text:span></text:p>
            </draw:text-box>
          </draw:frame>
        </draw:g>
        <draw:g draw:style-name="gr1" xml:id="id19" draw:id="id19">
          <draw:g draw:style-name="gr2">
            <draw:polygon draw:style-name="gr3" draw:text-style-name="P1" draw:layer="layout" svg:width="3.625cm" svg:height="1.45cm" svg:x="22.542cm" svg:y="10.477cm" svg:viewBox="0 0 3626 1451" draw:points="0,1451 3626,1451 3626,0 0,0">
              <text:p/>
            </draw:polygon>
            <draw:polygon draw:style-name="gr4" draw:text-style-name="P2" draw:layer="layout" svg:width="3.625cm" svg:height="1.45cm" svg:x="22.542cm" svg:y="10.477cm" svg:viewBox="0 0 3626 1451" draw:points="0,1451 3626,1451 3626,0 0,0">
              <text:p/>
            </draw:polygon>
          </draw:g>
          <draw:frame draw:style-name="gr5" draw:text-style-name="P5" draw:layer="layout" svg:width="3.625cm" svg:height="1.45cm" svg:x="22.542cm" svg:y="10.477cm">
            <draw:text-box>
              <text:p text:style-name="P3"><text:span text:style-name="T3">Замена Y на λ</text:span></text:p>
              <text:p text:style-name="P3"><text:span text:style-name="T1">Сдвиг Вправо</text:span></text:p>
            </draw:text-box>
          </draw:frame>
        </draw:g>
        <draw:g draw:style-name="gr1" xml:id="id17" draw:id="id17">
          <draw:g draw:style-name="gr2">
            <draw:polygon draw:style-name="gr3" draw:text-style-name="P1" draw:layer="layout" svg:width="3.625cm" svg:height="1.45cm" svg:x="17.646cm" svg:y="7.743cm" svg:viewBox="0 0 3626 1451" draw:points="0,1451 3626,1451 3626,0 0,0">
              <text:p/>
            </draw:polygon>
            <draw:polygon draw:style-name="gr4" draw:text-style-name="P2" draw:layer="layout" svg:width="3.625cm" svg:height="1.45cm" svg:x="17.646cm" svg:y="7.743cm" svg:viewBox="0 0 3626 1451" draw:points="0,1451 3626,1451 3626,0 0,0">
              <text:p/>
            </draw:polygon>
          </draw:g>
          <draw:frame draw:style-name="gr15" draw:text-style-name="P4" draw:layer="layout" svg:width="3.625cm" svg:height="1.697cm" svg:x="17.646cm" svg:y="7.62cm">
            <draw:text-box>
              <text:p text:style-name="P3"><text:span text:style-name="T1">Сдвиг влево до начального состояния</text:span></text:p>
            </draw:text-box>
          </draw:frame>
        </draw:g>
        <draw:connector draw:style-name="gr19" draw:text-style-name="P6" draw:layer="layout" draw:type="line" svg:x1="19.459cm" svg:y1="18.097cm" svg:x2="19.459cm" svg:y2="17.008cm" draw:start-shape="id13" draw:start-glue-point="0" draw:end-shape="id14" svg:d="M19459 18097v-1089" svg:viewBox="0 0 1 1090">
          <text:p/>
        </draw:connector>
        <draw:connector draw:style-name="gr19" draw:text-style-name="P6" draw:layer="layout" draw:type="line" svg:x1="19.459cm" svg:y1="15.557cm" svg:x2="19.459cm" svg:y2="14.605cm" draw:start-shape="id14" draw:start-glue-point="0" draw:end-shape="id15" draw:end-glue-point="2" svg:d="M19459 15557v-952" svg:viewBox="0 0 1 953">
          <text:p/>
        </draw:connector>
        <draw:connector draw:style-name="gr19" draw:text-style-name="P6" xml:id="id20" draw:id="id20" draw:layer="layout" draw:type="line" svg:x1="19.459cm" svg:y1="13.154cm" svg:x2="19.459cm" svg:y2="11.928cm" draw:start-shape="id15" draw:start-glue-point="0" draw:end-shape="id16" draw:end-glue-point="2" svg:d="M19459 13154v-1226" svg:viewBox="0 0 1 1227">
          <text:p/>
        </draw:connector>
        <draw:connector draw:style-name="gr19" draw:text-style-name="P6" draw:layer="layout" draw:type="line" svg:x1="19.459cm" svg:y1="10.477cm" svg:x2="19.459cm" svg:y2="9.317cm" draw:start-shape="id16" draw:start-glue-point="0" draw:end-shape="id17" draw:end-glue-point="2" svg:d="M19459 10477v-1160" svg:viewBox="0 0 1 1161">
          <text:p/>
        </draw:connector>
        <draw:connector draw:style-name="gr18" draw:text-style-name="P9" draw:layer="layout" draw:line-skew="-0.544cm" svg:x1="19.459cm" svg:y1="7.62cm" svg:x2="11.531cm" svg:y2="6.032cm" draw:start-shape="id17" draw:start-glue-point="0" svg:d="M19459 7620v-1588h-7928" svg:viewBox="0 0 7929 1589">
          <text:p/>
        </draw:connector>
        <draw:connector draw:style-name="gr18" draw:text-style-name="P9" draw:layer="layout" svg:x1="24.355cm" svg:y1="14.605cm" svg:x2="19.473cm" svg:y2="15.134cm" draw:start-shape="id18" draw:start-glue-point="2" svg:d="M24355 14605v521h-4882v8" svg:viewBox="0 0 4883 530">
          <text:p/>
        </draw:connector>
        <draw:connector draw:style-name="gr18" draw:text-style-name="P9" draw:layer="layout" svg:x1="24.355cm" svg:y1="11.928cm" svg:x2="19.459cm" svg:y2="12.541cm" draw:start-shape="id19" draw:start-glue-point="2" draw:end-shape="id20" draw:end-glue-point="0" svg:d="M24355 11928v613h-4896" svg:viewBox="0 0 4897 614">
          <text:p/>
        </draw:connector>
        <draw:connector draw:style-name="gr16" draw:text-style-name="P6" draw:layer="layout" draw:type="line" svg:x1="21.272cm" svg:y1="11.202cm" svg:x2="22.542cm" svg:y2="11.202cm" draw:start-shape="id16" draw:start-glue-point="1" draw:end-shape="id19" svg:d="M21272 11202h1270" svg:viewBox="0 0 1271 1">
          <text:p/>
        </draw:connector>
        <draw:connector draw:style-name="gr16" draw:text-style-name="P6" draw:layer="layout" draw:type="line" svg:x1="21.272cm" svg:y1="13.879cm" svg:x2="22.542cm" svg:y2="13.879cm" draw:start-shape="id15" draw:start-glue-point="1" draw:end-shape="id18" svg:d="M21272 13879h1270" svg:viewBox="0 0 1271 1">
          <text:p/>
        </draw:connector>
        <draw:g draw:style-name="gr1" xml:id="id25" draw:id="id25">
          <draw:g draw:style-name="gr2">
            <draw:path draw:style-name="gr3" draw:text-style-name="P1" draw:layer="layout" svg:width="3.625cm" svg:height="1.45cm" svg:x="9.525cm" svg:y="26.489cm" svg:viewBox="0 0 3626 1451" svg:d="M725 1451h2176c127 0 252-34 362-97 111-64 202-155 266-266 63-110 97-235 97-363 0-127-34-252-97-362-64-111-155-202-266-266-110-63-235-97-362-97h-2176c-127 0-252 34-362 97-111 64-202 155-266 266-63 110-97 235-97 363 0 127 34 252 97 362 64 111 155 202 266 266 110 63 235 97 362 97z">
              <text:p/>
            </draw:path>
            <draw:path draw:style-name="gr4" draw:text-style-name="P2" draw:layer="layout" svg:width="3.625cm" svg:height="1.45cm" svg:x="9.525cm" svg:y="26.489cm" svg:viewBox="0 0 3626 1451" svg:d="M725 1451h2176c127 0 252-34 362-97 111-64 202-155 266-266 63-110 97-235 97-363 0-127-34-252-97-362-64-111-155-202-266-266-110-63-235-97-362-97h-2176c-127 0-252 34-362 97-111 64-202 155-266 266-63 110-97 235-97 363 0 127 34 252 97 362 64 111 155 202 266 266 110 63 235 97 362 97z">
              <text:p/>
            </draw:path>
          </draw:g>
          <draw:frame draw:style-name="gr5" draw:text-style-name="P4" draw:layer="layout" svg:width="3.625cm" svg:height="1.45cm" svg:x="9.525cm" svg:y="26.489cm">
            <draw:text-box>
              <text:p text:style-name="P3"><text:span text:style-name="T1">Конец</text:span></text:p>
            </draw:text-box>
          </draw:frame>
        </draw:g>
        <draw:connector draw:style-name="gr17" draw:text-style-name="P9" draw:layer="layout" svg:x1="15.097cm" svg:y1="14.786cm" svg:x2="11.522cm" svg:y2="16.192cm" draw:start-shape="id21" draw:start-glue-point="2" draw:end-shape="id22" draw:end-glue-point="0" svg:d="M15097 14786v704h-3575v702" svg:viewBox="0 0 3576 1407">
          <text:p/>
        </draw:connector>
        <draw:line draw:style-name="gr8" draw:text-style-name="P2" draw:layer="layout" svg:x1="11.43cm" svg:y1="17.78cm" svg:x2="11.43cm" svg:y2="19.685cm">
          <text:p/>
        </draw:line>
        <draw:line draw:style-name="gr8" draw:text-style-name="P2" draw:layer="layout" svg:x1="11.43cm" svg:y1="21.59cm" svg:x2="11.43cm" svg:y2="22.86cm">
          <text:p/>
        </draw:line>
        <draw:frame draw:style-name="gr10" draw:text-style-name="P4" draw:layer="layout" svg:width="1.335cm" svg:height="0.661cm" svg:x="13.587cm" svg:y="23.151cm">
          <draw:text-box>
            <text:p text:style-name="P3"><text:span text:style-name="T2">Да</text:span></text:p>
          </draw:text-box>
        </draw:frame>
        <draw:line draw:style-name="gr8" draw:text-style-name="P2" draw:layer="layout" svg:x1="11.437cm" svg:y1="10.18cm" svg:x2="11.437cm" svg:y2="11.004cm">
          <text:p/>
        </draw:line>
        <draw:connector draw:style-name="gr20" draw:text-style-name="P6" draw:layer="layout" draw:type="line" svg:x1="6.258cm" svg:y1="10.931cm" svg:x2="6.246cm" svg:y2="9.544cm" draw:start-shape="id6" draw:start-glue-point="0" svg:d="M6258 10931l-12-1387" svg:viewBox="0 0 13 1388">
          <text:p/>
        </draw:connector>
        <draw:connector draw:style-name="gr18" draw:text-style-name="P9" draw:layer="layout" draw:line-skew="-0.705cm" svg:x1="6.258cm" svg:y1="7.937cm" svg:x2="8.212cm" svg:y2="6.037cm" draw:start-shape="id23" svg:d="M6258 7937v-1905h1954v5" svg:viewBox="0 0 1955 1906">
          <text:p/>
        </draw:connector>
        <draw:connector draw:style-name="gr18" draw:text-style-name="P9" draw:layer="layout" draw:line-skew="3.063cm 8.203cm" svg:x1="13.25cm" svg:y1="7.18cm" svg:x2="11.338cm" svg:y2="26.489cm" draw:start-shape="id24" draw:start-glue-point="1" draw:end-shape="id25" draw:end-glue-point="0" svg:d="M13250 7180h3577v18220h-5489v1089" svg:viewBox="0 0 5490 19310">
          <text:p/>
        </draw:connector>
        <draw:frame draw:style-name="gr10" draw:text-style-name="P4" draw:layer="layout" svg:width="2.057cm" svg:height="0.661cm" svg:x="16.358cm" svg:y="18.097cm">
          <draw:text-box>
            <text:p text:style-name="P3"><text:span text:style-name="T2">Нет</text:span></text:p>
          </draw:text-box>
        </draw:frame>
        <draw:frame draw:style-name="gr10" draw:text-style-name="P4" draw:layer="layout" svg:width="2.057cm" svg:height="0.661cm" svg:x="17.462cm" svg:y="12.356cm">
          <draw:text-box>
            <text:p text:style-name="P3"><text:span text:style-name="T2">Нет</text:span></text:p>
          </draw:text-box>
        </draw:frame>
        <draw:frame draw:style-name="gr10" draw:text-style-name="P4" draw:layer="layout" svg:width="2.057cm" svg:height="0.661cm" svg:x="17.628cm" svg:y="9.525cm">
          <draw:text-box>
            <text:p text:style-name="P3"><text:span text:style-name="T2">Нет</text:span></text:p>
          </draw:text-box>
        </draw:frame>
        <draw:frame draw:style-name="gr10" draw:text-style-name="P4" draw:layer="layout" svg:width="2.057cm" svg:height="0.661cm" svg:x="12.7cm" svg:y="6.35cm">
          <draw:text-box>
            <text:p text:style-name="P3"><text:span text:style-name="T2">Нет</text:span></text:p>
          </draw:text-box>
        </draw:frame>
        <draw:frame draw:style-name="gr10" draw:text-style-name="P4" draw:layer="layout" svg:width="2.057cm" svg:height="0.661cm" svg:x="3.023cm" svg:y="17.754cm">
          <draw:text-box>
            <text:p text:style-name="P3"><text:span text:style-name="T2">Нет</text:span></text:p>
          </draw:text-box>
        </draw:frame>
        <draw:frame draw:style-name="gr10" draw:text-style-name="P4" draw:layer="layout" svg:width="2.057cm" svg:height="0.661cm" svg:x="5.88cm" svg:y="12.674cm">
          <draw:text-box>
            <text:p text:style-name="P3"><text:span text:style-name="T2">Нет</text:span></text:p>
          </draw:text-box>
        </draw:frame>
        <draw:frame draw:style-name="gr10" draw:text-style-name="P4" draw:layer="layout" svg:width="2.057cm" svg:height="0.661cm" svg:x="5.715cm" svg:y="10.16cm">
          <draw:text-box>
            <text:p text:style-name="P3"><text:span text:style-name="T2">Нет</text:span></text:p>
          </draw:text-box>
        </draw:frame>
        <draw:frame draw:style-name="gr10" draw:text-style-name="P4" draw:layer="layout" svg:width="1.335cm" svg:height="0.661cm" svg:x="19.367cm" svg:y="17.436cm">
          <draw:text-box>
            <text:p text:style-name="P3"><text:span text:style-name="T2">Да</text:span></text:p>
          </draw:text-box>
        </draw:frame>
        <draw:frame draw:style-name="gr10" draw:text-style-name="P4" draw:layer="layout" svg:width="1.335cm" svg:height="0.661cm" svg:x="20.955cm" svg:y="13.309cm">
          <draw:text-box>
            <text:p text:style-name="P3"><text:span text:style-name="T2">Да</text:span></text:p>
          </draw:text-box>
        </draw:frame>
        <draw:frame draw:style-name="gr10" draw:text-style-name="P4" draw:layer="layout" svg:width="1.335cm" svg:height="0.661cm" svg:x="20.955cm" svg:y="10.477cm">
          <draw:text-box>
            <text:p text:style-name="P3"><text:span text:style-name="T2">Да</text:span></text:p>
          </draw:text-box>
        </draw:frame>
        <draw:frame draw:style-name="gr10" draw:text-style-name="P4" draw:layer="layout" svg:width="1.335cm" svg:height="0.661cm" svg:x="6.285cm" svg:y="17.145cm">
          <draw:text-box>
            <text:p text:style-name="P3"><text:span text:style-name="T2">Да</text:span></text:p>
          </draw:text-box>
        </draw:frame>
        <draw:frame draw:style-name="gr10" draw:text-style-name="P4" draw:layer="layout" svg:width="1.335cm" svg:height="0.661cm" svg:x="3.745cm" svg:y="13.335cm">
          <draw:text-box>
            <text:p text:style-name="P3"><text:span text:style-name="T2">Да</text:span></text:p>
          </draw:text-box>
        </draw:frame>
        <draw:frame draw:style-name="gr10" draw:text-style-name="P4" draw:layer="layout" svg:width="1.335cm" svg:height="0.661cm" svg:x="3.745cm" svg:y="10.795cm">
          <draw:text-box>
            <text:p text:style-name="P3"><text:span text:style-name="T2">Да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826 1131 754" svg:d="M566 826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0.0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0T01:22:26.754954829</dc:date>
    <dc:language>ru-RU</dc:language>
    <meta:creation-date>2025-09-20T22:19:28Z</meta:creation-date>
    <meta:initial-creator>Yulia K</meta:initial-creator>
    <meta:generator>LibreOffice/25.2.6.2$Linux_X86_64 LibreOffice_project/520$Build-2</meta:generator>
    <meta:editing-duration>PT14M59S</meta:editing-duration>
    <meta:editing-cycles>4</meta:editing-cycles>
    <meta:document-statistic meta:object-count="192"/>
    <meta:template xlink:type="simple" xlink:actuate="onRequest" xlink:title="BASFLO_M.vstx" xlink:href=""/>
  </office:meta>
</office:document-meta>
</file>